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102cm" draw:marker-end-center="fals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0.635cm" svg:height="0.635cm" svg:x="3.69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635cm" svg:height="0.635cm" svg:x="4.39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635cm" svg:height="0.635cm" svg:x="7.19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635cm" svg:height="0.635cm" svg:x="7.89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635cm" svg:height="0.635cm" svg:x="2.994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635cm" svg:height="0.635cm" svg:x="3.694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635cm" svg:height="0.635cm" svg:x="4.394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635cm" svg:height="0.635cm" svg:x="5.094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635cm" svg:height="0.635cm" svg:x="6.494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635cm" svg:height="0.635cm" svg:x="7.194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635cm" svg:height="0.635cm" svg:x="7.894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635cm" svg:height="0.635cm" svg:x="8.594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635cm" svg:height="0.635cm" svg:x="6.494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635cm" svg:height="0.635cm" svg:x="7.194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635cm" svg:height="0.635cm" svg:x="7.894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635cm" svg:height="0.635cm" svg:x="5.794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635cm" svg:height="0.635cm" svg:x="3.694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635cm" svg:height="0.635cm" svg:x="4.394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635cm" svg:height="0.635cm" svg:x="5.094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254cm" svg:height="0.254cm" svg:x="3.894cm" svg:y="4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254cm" svg:height="0.254cm" svg:x="4.595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0.254cm" svg:height="0.254cm" svg:x="7.395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254cm" svg:height="0.254cm" svg:x="8.096cm" svg:y="4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0.254cm" svg:height="0.254cm" svg:x="7.396cm" svg:y="1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254cm" svg:height="0.254cm" svg:x="8.097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0.254cm" svg:height="0.254cm" svg:x="6.697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254cm" svg:height="0.254cm" svg:x="4.597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0.254cm" svg:height="0.254cm" svg:x="5.298cm" svg:y="11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254cm" svg:height="0.254cm" svg:x="3.898cm" svg:y="11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4.025cm" svg:y1="11.111cm" svg:x2="4.012cm" svg:y2="10.042cm" draw:start-shape="id1" draw:start-glue-point="4" draw:end-shape="id2" draw:end-glue-point="8" svg:d="M4025 11111l-13-1069" svg:viewBox="0 0 14 1070">
          <text:p/>
        </draw:connector>
        <draw:connector draw:style-name="gr4" draw:text-style-name="P4" draw:layer="layout" draw:type="line" svg:x1="4.724cm" svg:y1="11.11cm" svg:x2="4.712cm" svg:y2="10.042cm" draw:start-shape="id3" draw:start-glue-point="4" draw:end-shape="id4" draw:end-glue-point="8" svg:d="M4724 11110l-12-1068" svg:viewBox="0 0 13 1069">
          <text:p/>
        </draw:connector>
        <draw:connector draw:style-name="gr4" draw:text-style-name="P4" draw:layer="layout" draw:type="line" svg:x1="5.425cm" svg:y1="11.111cm" svg:x2="5.412cm" svg:y2="10.042cm" draw:start-shape="id5" draw:start-glue-point="4" draw:end-shape="id6" draw:end-glue-point="8" svg:d="M5425 11111l-13-1069" svg:viewBox="0 0 14 1070">
          <text:p/>
        </draw:connector>
        <draw:connector draw:style-name="gr4" draw:text-style-name="P4" draw:layer="layout" draw:type="line" svg:x1="6.824cm" svg:y1="11.11cm" svg:x2="6.812cm" svg:y2="10.042cm" draw:start-shape="id7" draw:start-glue-point="4" draw:end-shape="id8" draw:end-glue-point="8" svg:d="M6824 11110l-12-1068" svg:viewBox="0 0 13 1069">
          <text:p/>
        </draw:connector>
        <draw:connector draw:style-name="gr4" draw:text-style-name="P4" draw:layer="layout" draw:type="line" svg:x1="7.523cm" svg:y1="11.109cm" svg:x2="7.512cm" svg:y2="10.042cm" draw:start-shape="id9" draw:start-glue-point="4" draw:end-shape="id10" draw:end-glue-point="8" svg:d="M7523 11109l-11-1067" svg:viewBox="0 0 12 1068">
          <text:p/>
        </draw:connector>
        <draw:connector draw:style-name="gr4" draw:text-style-name="P4" draw:layer="layout" draw:type="line" svg:x1="8.224cm" svg:y1="11.11cm" svg:x2="8.212cm" svg:y2="10.042cm" draw:start-shape="id11" draw:start-glue-point="4" draw:end-shape="id12" draw:end-glue-point="8" svg:d="M8224 11110l-12-1068" svg:viewBox="0 0 13 1069">
          <text:p/>
        </draw:connector>
        <draw:connector draw:style-name="gr4" draw:text-style-name="P4" draw:layer="layout" draw:type="line" svg:x1="4.012cm" svg:y1="5.507cm" svg:x2="4.021cm" svg:y2="4.661cm" draw:start-shape="id13" draw:start-glue-point="4" draw:end-shape="id14" draw:end-glue-point="8" svg:d="M4012 5507l9-846" svg:viewBox="0 0 10 847">
          <text:p/>
        </draw:connector>
        <draw:connector draw:style-name="gr4" draw:text-style-name="P4" draw:layer="layout" draw:type="line" svg:x1="4.712cm" svg:y1="5.507cm" svg:x2="4.722cm" svg:y2="4.662cm" draw:start-shape="id15" draw:start-glue-point="4" draw:end-shape="id16" draw:end-glue-point="8" svg:d="M4712 5507l10-845" svg:viewBox="0 0 11 846">
          <text:p/>
        </draw:connector>
        <draw:connector draw:style-name="gr4" draw:text-style-name="P4" draw:layer="layout" draw:type="line" svg:x1="7.512cm" svg:y1="5.507cm" svg:x2="7.522cm" svg:y2="4.662cm" draw:start-shape="id17" draw:start-glue-point="4" draw:end-shape="id18" draw:end-glue-point="8" svg:d="M7512 5507l10-845" svg:viewBox="0 0 11 846">
          <text:p/>
        </draw:connector>
        <draw:connector draw:style-name="gr4" draw:text-style-name="P4" draw:layer="layout" draw:type="line" svg:x1="8.212cm" svg:y1="5.507cm" svg:x2="8.223cm" svg:y2="4.663cm" draw:start-shape="id19" draw:start-glue-point="4" draw:end-shape="id20" draw:end-glue-point="8" svg:d="M8212 5507l11-844" svg:viewBox="0 0 12 845">
          <text:p/>
        </draw:connector>
        <draw:connector draw:style-name="gr5" draw:text-style-name="P4" draw:layer="layout" draw:type="line" svg:x1="3.312cm" svg:y1="7.407cm" svg:x2="4.012cm" svg:y2="6.142cm" draw:start-shape="id21" draw:start-glue-point="4" draw:end-shape="id13" draw:end-glue-point="8" svg:d="M3312 7407l700-1265" svg:viewBox="0 0 701 1266">
          <text:p/>
        </draw:connector>
        <draw:connector draw:style-name="gr5" draw:text-style-name="P4" draw:layer="layout" draw:type="line" svg:x1="6.112cm" svg:y1="7.407cm" svg:x2="8.212cm" svg:y2="6.142cm" draw:start-shape="id22" draw:start-glue-point="4" draw:end-shape="id19" draw:end-glue-point="8" svg:d="M6112 7407l2100-1265" svg:viewBox="0 0 2101 1266">
          <text:p/>
        </draw:connector>
        <draw:connector draw:style-name="gr5" draw:text-style-name="P4" draw:layer="layout" draw:type="line" svg:x1="6.112cm" svg:y1="7.407cm" svg:x2="7.511cm" svg:y2="6.142cm" draw:start-shape="id22" draw:start-glue-point="4" draw:end-shape="id17" svg:d="M6112 7407l1399-1265" svg:viewBox="0 0 1400 1266">
          <text:p/>
        </draw:connector>
        <draw:connector draw:style-name="gr5" draw:text-style-name="P4" draw:layer="layout" draw:type="line" svg:x1="6.111cm" svg:y1="7.407cm" svg:x2="4.712cm" svg:y2="6.142cm" draw:start-shape="id22" draw:end-shape="id15" draw:end-glue-point="8" svg:d="M6111 7407l-1399-1265" svg:viewBox="0 0 1400 1266">
          <text:p/>
        </draw:connector>
        <draw:connector draw:style-name="gr5" draw:text-style-name="P4" draw:layer="layout" draw:type="line" svg:x1="3.312cm" svg:y1="7.407cm" svg:x2="8.212cm" svg:y2="6.142cm" draw:start-shape="id21" draw:start-glue-point="4" draw:end-shape="id19" draw:end-glue-point="8" svg:d="M3312 7407l4900-1265" svg:viewBox="0 0 4901 1266">
          <text:p/>
        </draw:connector>
        <draw:connector draw:style-name="gr5" draw:text-style-name="P4" draw:layer="layout" draw:type="line" svg:x1="6.812cm" svg:y1="7.407cm" svg:x2="4.712cm" svg:y2="6.142cm" draw:start-shape="id23" draw:start-glue-point="4" draw:end-shape="id15" draw:end-glue-point="8" svg:d="M6812 7407l-2100-1265" svg:viewBox="0 0 2101 1266">
          <text:p/>
        </draw:connector>
        <draw:connector draw:style-name="gr5" draw:text-style-name="P4" draw:layer="layout" draw:type="line" svg:x1="6.812cm" svg:y1="7.407cm" svg:x2="4.012cm" svg:y2="6.142cm" draw:start-shape="id23" draw:start-glue-point="4" draw:end-shape="id13" draw:end-glue-point="8" svg:d="M6812 7407l-2800-1265" svg:viewBox="0 0 2801 1266">
          <text:p/>
        </draw:connector>
        <draw:connector draw:style-name="gr5" draw:text-style-name="P4" draw:layer="layout" draw:type="line" svg:x1="3.312cm" svg:y1="7.407cm" svg:x2="4.712cm" svg:y2="6.142cm" draw:start-shape="id21" draw:start-glue-point="4" draw:end-shape="id15" draw:end-glue-point="8" svg:d="M3312 7407l1400-1265" svg:viewBox="0 0 1401 1266">
          <text:p/>
        </draw:connector>
        <draw:connector draw:style-name="gr5" draw:text-style-name="P4" draw:layer="layout" draw:type="line" svg:x1="3.312cm" svg:y1="7.407cm" svg:x2="7.512cm" svg:y2="6.142cm" draw:start-shape="id21" draw:start-glue-point="4" draw:end-shape="id17" draw:end-glue-point="8" svg:d="M3312 7407l4200-1265" svg:viewBox="0 0 4201 1266">
          <text:p/>
        </draw:connector>
        <draw:connector draw:style-name="gr5" draw:text-style-name="P4" draw:layer="layout" draw:type="line" svg:x1="4.012cm" svg:y1="7.407cm" svg:x2="4.011cm" svg:y2="6.142cm" draw:start-shape="id24" draw:start-glue-point="4" draw:end-shape="id13" svg:d="M4012 7407l-1-1265" svg:viewBox="0 0 2 1266">
          <text:p/>
        </draw:connector>
        <draw:connector draw:style-name="gr5" draw:text-style-name="P4" draw:layer="layout" draw:type="line" svg:x1="4.012cm" svg:y1="7.407cm" svg:x2="4.711cm" svg:y2="6.142cm" draw:start-shape="id24" draw:start-glue-point="4" draw:end-shape="id15" svg:d="M4012 7407l699-1265" svg:viewBox="0 0 700 1266">
          <text:p/>
        </draw:connector>
        <draw:connector draw:style-name="gr5" draw:text-style-name="P4" draw:layer="layout" draw:type="line" svg:x1="4.012cm" svg:y1="7.407cm" svg:x2="7.512cm" svg:y2="6.142cm" draw:start-shape="id24" draw:start-glue-point="4" draw:end-shape="id17" draw:end-glue-point="8" svg:d="M4012 7407l3500-1265" svg:viewBox="0 0 3501 1266">
          <text:p/>
        </draw:connector>
        <draw:connector draw:style-name="gr5" draw:text-style-name="P4" draw:layer="layout" draw:type="line" svg:x1="4.012cm" svg:y1="7.407cm" svg:x2="8.212cm" svg:y2="6.142cm" draw:start-shape="id24" draw:start-glue-point="4" draw:end-shape="id19" draw:end-glue-point="8" svg:d="M4012 7407l4200-1265" svg:viewBox="0 0 4201 1266">
          <text:p/>
        </draw:connector>
        <draw:connector draw:style-name="gr5" draw:text-style-name="P4" draw:layer="layout" draw:type="line" svg:x1="4.712cm" svg:y1="7.407cm" svg:x2="4.012cm" svg:y2="6.142cm" draw:start-shape="id25" draw:start-glue-point="4" draw:end-shape="id13" draw:end-glue-point="8" svg:d="M4712 7407l-700-1265" svg:viewBox="0 0 701 1266">
          <text:p/>
        </draw:connector>
        <draw:connector draw:style-name="gr5" draw:text-style-name="P4" draw:layer="layout" draw:type="line" svg:x1="4.712cm" svg:y1="7.407cm" svg:x2="4.712cm" svg:y2="6.142cm" draw:start-shape="id25" draw:start-glue-point="4" draw:end-shape="id15" draw:end-glue-point="8" svg:d="M4712 7407v-1265" svg:viewBox="0 0 1 1266">
          <text:p/>
        </draw:connector>
        <draw:connector draw:style-name="gr5" draw:text-style-name="P4" draw:layer="layout" draw:type="line" svg:x1="4.712cm" svg:y1="7.407cm" svg:x2="7.512cm" svg:y2="6.142cm" draw:start-shape="id25" draw:start-glue-point="4" draw:end-shape="id17" draw:end-glue-point="8" svg:d="M4712 7407l2800-1265" svg:viewBox="0 0 2801 1266">
          <text:p/>
        </draw:connector>
        <draw:connector draw:style-name="gr5" draw:text-style-name="P4" draw:layer="layout" draw:type="line" svg:x1="4.712cm" svg:y1="7.407cm" svg:x2="8.212cm" svg:y2="6.142cm" draw:start-shape="id25" draw:start-glue-point="4" draw:end-shape="id19" draw:end-glue-point="8" svg:d="M4712 7407l3500-1265" svg:viewBox="0 0 3501 1266">
          <text:p/>
        </draw:connector>
        <draw:connector draw:style-name="gr5" draw:text-style-name="P4" draw:layer="layout" draw:type="line" svg:x1="5.412cm" svg:y1="7.407cm" svg:x2="4.012cm" svg:y2="6.142cm" draw:start-shape="id26" draw:start-glue-point="4" draw:end-shape="id13" draw:end-glue-point="8" svg:d="M5412 7407l-1400-1265" svg:viewBox="0 0 1401 1266">
          <text:p/>
        </draw:connector>
        <draw:connector draw:style-name="gr5" draw:text-style-name="P4" draw:layer="layout" draw:type="line" svg:x1="5.412cm" svg:y1="7.407cm" svg:x2="4.712cm" svg:y2="6.142cm" draw:start-shape="id26" draw:start-glue-point="4" draw:end-shape="id15" draw:end-glue-point="8" svg:d="M5412 7407l-700-1265" svg:viewBox="0 0 701 1266">
          <text:p/>
        </draw:connector>
        <draw:connector draw:style-name="gr5" draw:text-style-name="P4" draw:layer="layout" draw:type="line" svg:x1="5.412cm" svg:y1="7.407cm" svg:x2="7.512cm" svg:y2="6.142cm" draw:start-shape="id26" draw:start-glue-point="4" draw:end-shape="id17" draw:end-glue-point="8" svg:d="M5412 7407l2100-1265" svg:viewBox="0 0 2101 1266">
          <text:p/>
        </draw:connector>
        <draw:connector draw:style-name="gr5" draw:text-style-name="P4" draw:layer="layout" draw:type="line" svg:x1="5.412cm" svg:y1="7.407cm" svg:x2="8.212cm" svg:y2="6.142cm" draw:start-shape="id26" draw:start-glue-point="4" draw:end-shape="id19" draw:end-glue-point="8" svg:d="M5412 7407l2800-1265" svg:viewBox="0 0 2801 1266">
          <text:p/>
        </draw:connector>
        <draw:connector draw:style-name="gr5" draw:text-style-name="P4" draw:layer="layout" draw:type="line" svg:x1="6.112cm" svg:y1="7.407cm" svg:x2="4.012cm" svg:y2="6.142cm" draw:start-shape="id22" draw:start-glue-point="4" draw:end-shape="id13" draw:end-glue-point="8" svg:d="M6112 7407l-2100-1265" svg:viewBox="0 0 2101 1266">
          <text:p/>
        </draw:connector>
        <draw:connector draw:style-name="gr5" draw:text-style-name="P4" draw:layer="layout" draw:type="line" svg:x1="6.812cm" svg:y1="7.407cm" svg:x2="7.511cm" svg:y2="6.142cm" draw:start-shape="id23" draw:start-glue-point="4" draw:end-shape="id17" svg:d="M6812 7407l699-1265" svg:viewBox="0 0 700 1266">
          <text:p/>
        </draw:connector>
        <draw:connector draw:style-name="gr5" draw:text-style-name="P4" draw:layer="layout" draw:type="line" svg:x1="6.812cm" svg:y1="7.407cm" svg:x2="8.212cm" svg:y2="6.142cm" draw:start-shape="id23" draw:start-glue-point="4" draw:end-shape="id19" draw:end-glue-point="8" svg:d="M6812 7407l1400-1265" svg:viewBox="0 0 1401 1266">
          <text:p/>
        </draw:connector>
        <draw:connector draw:style-name="gr5" draw:text-style-name="P4" draw:layer="layout" draw:type="line" svg:x1="7.511cm" svg:y1="7.407cm" svg:x2="4.712cm" svg:y2="6.142cm" draw:start-shape="id27" draw:end-shape="id15" draw:end-glue-point="8" svg:d="M7511 7407l-2799-1265" svg:viewBox="0 0 2800 1266">
          <text:p/>
        </draw:connector>
        <draw:connector draw:style-name="gr5" draw:text-style-name="P4" draw:layer="layout" draw:type="line" svg:x1="7.512cm" svg:y1="7.407cm" svg:x2="4.012cm" svg:y2="6.142cm" draw:start-shape="id27" draw:start-glue-point="4" draw:end-shape="id13" draw:end-glue-point="8" svg:d="M7512 7407l-3500-1265" svg:viewBox="0 0 3501 1266">
          <text:p/>
        </draw:connector>
        <draw:connector draw:style-name="gr5" draw:text-style-name="P4" draw:layer="layout" draw:type="line" svg:x1="7.512cm" svg:y1="7.407cm" svg:x2="7.511cm" svg:y2="6.142cm" draw:start-shape="id27" draw:start-glue-point="4" draw:end-shape="id17" svg:d="M7512 7407l-1-1265" svg:viewBox="0 0 2 1266">
          <text:p/>
        </draw:connector>
        <draw:connector draw:style-name="gr5" draw:text-style-name="P4" draw:layer="layout" draw:type="line" svg:x1="7.512cm" svg:y1="7.407cm" svg:x2="8.211cm" svg:y2="6.142cm" draw:start-shape="id27" draw:start-glue-point="4" draw:end-shape="id19" svg:d="M7512 7407l699-1265" svg:viewBox="0 0 700 1266">
          <text:p/>
        </draw:connector>
        <draw:connector draw:style-name="gr5" draw:text-style-name="P4" draw:layer="layout" draw:type="line" svg:x1="8.212cm" svg:y1="7.407cm" svg:x2="4.012cm" svg:y2="6.142cm" draw:start-shape="id28" draw:start-glue-point="4" draw:end-shape="id13" draw:end-glue-point="8" svg:d="M8212 7407l-4200-1265" svg:viewBox="0 0 4201 1266">
          <text:p/>
        </draw:connector>
        <draw:connector draw:style-name="gr5" draw:text-style-name="P4" draw:layer="layout" draw:type="line" svg:x1="8.212cm" svg:y1="7.407cm" svg:x2="4.712cm" svg:y2="6.142cm" draw:start-shape="id28" draw:start-glue-point="4" draw:end-shape="id15" draw:end-glue-point="8" svg:d="M8212 7407l-3500-1265" svg:viewBox="0 0 3501 1266">
          <text:p/>
        </draw:connector>
        <draw:connector draw:style-name="gr5" draw:text-style-name="P4" draw:layer="layout" draw:type="line" svg:x1="8.212cm" svg:y1="7.407cm" svg:x2="7.512cm" svg:y2="6.142cm" draw:start-shape="id28" draw:start-glue-point="4" draw:end-shape="id17" draw:end-glue-point="8" svg:d="M8212 7407l-700-1265" svg:viewBox="0 0 701 1266">
          <text:p/>
        </draw:connector>
        <draw:connector draw:style-name="gr5" draw:text-style-name="P4" draw:layer="layout" draw:type="line" svg:x1="8.212cm" svg:y1="7.407cm" svg:x2="8.212cm" svg:y2="6.142cm" draw:start-shape="id28" draw:start-glue-point="4" draw:end-shape="id19" draw:end-glue-point="8" svg:d="M8212 7407v-1265" svg:viewBox="0 0 1 1266">
          <text:p/>
        </draw:connector>
        <draw:connector draw:style-name="gr5" draw:text-style-name="P4" draw:layer="layout" draw:type="line" svg:x1="8.912cm" svg:y1="7.407cm" svg:x2="4.012cm" svg:y2="6.142cm" draw:start-shape="id29" draw:start-glue-point="4" draw:end-shape="id13" draw:end-glue-point="8" svg:d="M8912 7407l-4900-1265" svg:viewBox="0 0 4901 1266">
          <text:p/>
        </draw:connector>
        <draw:connector draw:style-name="gr5" draw:text-style-name="P4" draw:layer="layout" draw:type="line" svg:x1="8.912cm" svg:y1="7.407cm" svg:x2="4.712cm" svg:y2="6.142cm" draw:start-shape="id29" draw:start-glue-point="4" draw:end-shape="id15" draw:end-glue-point="8" svg:d="M8912 7407l-4200-1265" svg:viewBox="0 0 4201 1266">
          <text:p/>
        </draw:connector>
        <draw:connector draw:style-name="gr5" draw:text-style-name="P4" draw:layer="layout" draw:type="line" svg:x1="8.912cm" svg:y1="7.407cm" svg:x2="7.512cm" svg:y2="6.142cm" draw:start-shape="id29" draw:start-glue-point="4" draw:end-shape="id17" draw:end-glue-point="8" svg:d="M8912 7407l-1400-1265" svg:viewBox="0 0 1401 1266">
          <text:p/>
        </draw:connector>
        <draw:connector draw:style-name="gr5" draw:text-style-name="P4" draw:layer="layout" draw:type="line" svg:x1="8.911cm" svg:y1="7.407cm" svg:x2="8.212cm" svg:y2="6.142cm" draw:start-shape="id29" draw:end-shape="id19" draw:end-glue-point="8" svg:d="M8911 7407l-699-1265" svg:viewBox="0 0 700 1266">
          <text:p/>
        </draw:connector>
        <draw:connector draw:style-name="gr5" draw:text-style-name="P4" draw:layer="layout" draw:type="line" svg:x1="4.012cm" svg:y1="9.407cm" svg:x2="4.012cm" svg:y2="8.042cm" draw:start-shape="id2" draw:start-glue-point="4" draw:end-shape="id24" draw:end-glue-point="8" svg:d="M4012 9407v-1365" svg:viewBox="0 0 1 1366">
          <text:p/>
        </draw:connector>
        <draw:connector draw:style-name="gr5" draw:text-style-name="P4" draw:layer="layout" draw:type="line" svg:x1="4.012cm" svg:y1="9.407cm" svg:x2="3.312cm" svg:y2="8.042cm" draw:start-shape="id2" draw:start-glue-point="4" draw:end-shape="id21" draw:end-glue-point="8" svg:d="M4012 9407l-700-1365" svg:viewBox="0 0 701 1366">
          <text:p/>
        </draw:connector>
        <draw:connector draw:style-name="gr5" draw:text-style-name="P4" draw:layer="layout" draw:type="line" svg:x1="4.012cm" svg:y1="9.407cm" svg:x2="4.712cm" svg:y2="8.042cm" draw:start-shape="id2" draw:start-glue-point="4" draw:end-shape="id25" draw:end-glue-point="8" svg:d="M4012 9407l700-1365" svg:viewBox="0 0 701 1366">
          <text:p/>
        </draw:connector>
        <draw:connector draw:style-name="gr5" draw:text-style-name="P4" draw:layer="layout" draw:type="line" svg:x1="4.012cm" svg:y1="9.407cm" svg:x2="5.412cm" svg:y2="8.042cm" draw:start-shape="id2" draw:start-glue-point="4" draw:end-shape="id26" draw:end-glue-point="8" svg:d="M4012 9407l1400-1365" svg:viewBox="0 0 1401 1366">
          <text:p/>
        </draw:connector>
        <draw:connector draw:style-name="gr5" draw:text-style-name="P4" draw:layer="layout" draw:type="line" svg:x1="4.012cm" svg:y1="9.407cm" svg:x2="6.112cm" svg:y2="8.042cm" draw:start-shape="id2" draw:start-glue-point="4" draw:end-shape="id22" draw:end-glue-point="8" svg:d="M4012 9407l2100-1365" svg:viewBox="0 0 2101 1366">
          <text:p/>
        </draw:connector>
        <draw:connector draw:style-name="gr5" draw:text-style-name="P4" draw:layer="layout" draw:type="line" svg:x1="4.012cm" svg:y1="9.407cm" svg:x2="6.812cm" svg:y2="8.042cm" draw:start-shape="id2" draw:start-glue-point="4" draw:end-shape="id23" draw:end-glue-point="8" svg:d="M4012 9407l2800-1365" svg:viewBox="0 0 2801 1366">
          <text:p/>
        </draw:connector>
        <draw:connector draw:style-name="gr5" draw:text-style-name="P4" draw:layer="layout" draw:type="line" svg:x1="4.012cm" svg:y1="9.407cm" svg:x2="7.512cm" svg:y2="8.042cm" draw:start-shape="id2" draw:start-glue-point="4" draw:end-shape="id27" draw:end-glue-point="8" svg:d="M4012 9407l3500-1365" svg:viewBox="0 0 3501 1366">
          <text:p/>
        </draw:connector>
        <draw:connector draw:style-name="gr5" draw:text-style-name="P4" draw:layer="layout" draw:type="line" svg:x1="4.012cm" svg:y1="9.407cm" svg:x2="8.212cm" svg:y2="8.042cm" draw:start-shape="id2" draw:start-glue-point="4" draw:end-shape="id28" draw:end-glue-point="8" svg:d="M4012 9407l4200-1365" svg:viewBox="0 0 4201 1366">
          <text:p/>
        </draw:connector>
        <draw:connector draw:style-name="gr5" draw:text-style-name="P4" draw:layer="layout" draw:type="line" svg:x1="4.012cm" svg:y1="9.407cm" svg:x2="8.912cm" svg:y2="8.042cm" draw:start-shape="id2" draw:start-glue-point="4" draw:end-shape="id29" draw:end-glue-point="8" svg:d="M4012 9407l4900-1365" svg:viewBox="0 0 4901 1366">
          <text:p/>
        </draw:connector>
        <draw:connector draw:style-name="gr5" draw:text-style-name="P4" draw:layer="layout" draw:type="line" svg:x1="4.712cm" svg:y1="9.407cm" svg:x2="3.312cm" svg:y2="8.042cm" draw:start-shape="id4" draw:start-glue-point="4" draw:end-shape="id21" draw:end-glue-point="8" svg:d="M4712 9407l-1400-1365" svg:viewBox="0 0 1401 1366">
          <text:p/>
        </draw:connector>
        <draw:connector draw:style-name="gr5" draw:text-style-name="P4" draw:layer="layout" draw:type="line" svg:x1="4.712cm" svg:y1="9.407cm" svg:x2="4.012cm" svg:y2="8.042cm" draw:start-shape="id4" draw:start-glue-point="4" draw:end-shape="id24" draw:end-glue-point="8" svg:d="M4712 9407l-700-1365" svg:viewBox="0 0 701 1366">
          <text:p/>
        </draw:connector>
        <draw:connector draw:style-name="gr5" draw:text-style-name="P4" draw:layer="layout" draw:type="line" svg:x1="4.712cm" svg:y1="9.407cm" svg:x2="4.712cm" svg:y2="8.042cm" draw:start-shape="id4" draw:start-glue-point="4" draw:end-shape="id25" draw:end-glue-point="8" svg:d="M4712 9407v-1365" svg:viewBox="0 0 1 1366">
          <text:p/>
        </draw:connector>
        <draw:connector draw:style-name="gr5" draw:text-style-name="P4" draw:layer="layout" draw:type="line" svg:x1="4.712cm" svg:y1="9.407cm" svg:x2="5.412cm" svg:y2="8.042cm" draw:start-shape="id4" draw:start-glue-point="4" draw:end-shape="id26" draw:end-glue-point="8" svg:d="M4712 9407l700-1365" svg:viewBox="0 0 701 1366">
          <text:p/>
        </draw:connector>
        <draw:connector draw:style-name="gr5" draw:text-style-name="P4" draw:layer="layout" draw:type="line" svg:x1="4.712cm" svg:y1="9.407cm" svg:x2="6.112cm" svg:y2="8.042cm" draw:start-shape="id4" draw:start-glue-point="4" draw:end-shape="id22" draw:end-glue-point="8" svg:d="M4712 9407l1400-1365" svg:viewBox="0 0 1401 1366">
          <text:p/>
        </draw:connector>
        <draw:connector draw:style-name="gr5" draw:text-style-name="P4" draw:layer="layout" draw:type="line" svg:x1="4.712cm" svg:y1="9.407cm" svg:x2="6.812cm" svg:y2="8.042cm" draw:start-shape="id4" draw:start-glue-point="4" draw:end-shape="id23" draw:end-glue-point="8" svg:d="M4712 9407l2100-1365" svg:viewBox="0 0 2101 1366">
          <text:p/>
        </draw:connector>
        <draw:connector draw:style-name="gr5" draw:text-style-name="P4" draw:layer="layout" draw:type="line" svg:x1="4.712cm" svg:y1="9.407cm" svg:x2="7.512cm" svg:y2="8.042cm" draw:start-shape="id4" draw:start-glue-point="4" draw:end-shape="id27" draw:end-glue-point="8" svg:d="M4712 9407l2800-1365" svg:viewBox="0 0 2801 1366">
          <text:p/>
        </draw:connector>
        <draw:connector draw:style-name="gr5" draw:text-style-name="P4" draw:layer="layout" draw:type="line" svg:x1="4.712cm" svg:y1="9.407cm" svg:x2="8.212cm" svg:y2="8.042cm" draw:start-shape="id4" draw:start-glue-point="4" draw:end-shape="id28" draw:end-glue-point="8" svg:d="M4712 9407l3500-1365" svg:viewBox="0 0 3501 1366">
          <text:p/>
        </draw:connector>
        <draw:connector draw:style-name="gr5" draw:text-style-name="P4" draw:layer="layout" draw:type="line" svg:x1="4.712cm" svg:y1="9.407cm" svg:x2="8.912cm" svg:y2="8.042cm" draw:start-shape="id4" draw:start-glue-point="4" draw:end-shape="id29" draw:end-glue-point="8" svg:d="M4712 9407l4200-1365" svg:viewBox="0 0 4201 1366">
          <text:p/>
        </draw:connector>
        <draw:connector draw:style-name="gr5" draw:text-style-name="P4" draw:layer="layout" draw:type="line" svg:x1="5.412cm" svg:y1="9.407cm" svg:x2="3.312cm" svg:y2="8.042cm" draw:start-shape="id6" draw:start-glue-point="4" draw:end-shape="id21" draw:end-glue-point="8" svg:d="M5412 9407l-2100-1365" svg:viewBox="0 0 2101 1366">
          <text:p/>
        </draw:connector>
        <draw:connector draw:style-name="gr5" draw:text-style-name="P4" draw:layer="layout" draw:type="line" svg:x1="5.412cm" svg:y1="9.407cm" svg:x2="4.012cm" svg:y2="8.042cm" draw:start-shape="id6" draw:start-glue-point="4" draw:end-shape="id24" draw:end-glue-point="8" svg:d="M5412 9407l-1400-1365" svg:viewBox="0 0 1401 1366">
          <text:p/>
        </draw:connector>
        <draw:connector draw:style-name="gr5" draw:text-style-name="P4" draw:layer="layout" draw:type="line" svg:x1="5.412cm" svg:y1="9.407cm" svg:x2="4.712cm" svg:y2="8.042cm" draw:start-shape="id6" draw:start-glue-point="4" draw:end-shape="id25" draw:end-glue-point="8" svg:d="M5412 9407l-700-1365" svg:viewBox="0 0 701 1366">
          <text:p/>
        </draw:connector>
        <draw:connector draw:style-name="gr5" draw:text-style-name="P4" draw:layer="layout" draw:type="line" svg:x1="5.412cm" svg:y1="9.407cm" svg:x2="5.412cm" svg:y2="8.042cm" draw:start-shape="id6" draw:start-glue-point="4" draw:end-shape="id26" draw:end-glue-point="8" svg:d="M5412 9407v-1365" svg:viewBox="0 0 1 1366">
          <text:p/>
        </draw:connector>
        <draw:connector draw:style-name="gr5" draw:text-style-name="P4" draw:layer="layout" draw:type="line" svg:x1="5.412cm" svg:y1="9.407cm" svg:x2="6.112cm" svg:y2="8.042cm" draw:start-shape="id6" draw:start-glue-point="4" draw:end-shape="id22" draw:end-glue-point="8" svg:d="M5412 9407l700-1365" svg:viewBox="0 0 701 1366">
          <text:p/>
        </draw:connector>
        <draw:connector draw:style-name="gr5" draw:text-style-name="P4" draw:layer="layout" draw:type="line" svg:x1="5.412cm" svg:y1="9.407cm" svg:x2="6.812cm" svg:y2="8.042cm" draw:start-shape="id6" draw:start-glue-point="4" draw:end-shape="id23" draw:end-glue-point="8" svg:d="M5412 9407l1400-1365" svg:viewBox="0 0 1401 1366">
          <text:p/>
        </draw:connector>
        <draw:connector draw:style-name="gr5" draw:text-style-name="P4" draw:layer="layout" draw:type="line" svg:x1="5.412cm" svg:y1="9.407cm" svg:x2="7.512cm" svg:y2="8.042cm" draw:start-shape="id6" draw:start-glue-point="4" draw:end-shape="id27" draw:end-glue-point="8" svg:d="M5412 9407l2100-1365" svg:viewBox="0 0 2101 1366">
          <text:p/>
        </draw:connector>
        <draw:connector draw:style-name="gr5" draw:text-style-name="P4" draw:layer="layout" draw:type="line" svg:x1="5.412cm" svg:y1="9.407cm" svg:x2="8.212cm" svg:y2="8.042cm" draw:start-shape="id6" draw:start-glue-point="4" draw:end-shape="id28" draw:end-glue-point="8" svg:d="M5412 9407l2800-1365" svg:viewBox="0 0 2801 1366">
          <text:p/>
        </draw:connector>
        <draw:connector draw:style-name="gr5" draw:text-style-name="P4" draw:layer="layout" draw:type="line" svg:x1="5.412cm" svg:y1="9.407cm" svg:x2="8.912cm" svg:y2="8.042cm" draw:start-shape="id6" draw:start-glue-point="4" draw:end-shape="id29" draw:end-glue-point="8" svg:d="M5412 9407l3500-1365" svg:viewBox="0 0 3501 1366">
          <text:p/>
        </draw:connector>
        <draw:connector draw:style-name="gr5" draw:text-style-name="P4" draw:layer="layout" draw:type="line" svg:x1="6.812cm" svg:y1="9.407cm" svg:x2="3.312cm" svg:y2="8.042cm" draw:start-shape="id8" draw:start-glue-point="4" draw:end-shape="id21" draw:end-glue-point="8" svg:d="M6812 9407l-3500-1365" svg:viewBox="0 0 3501 1366">
          <text:p/>
        </draw:connector>
        <draw:connector draw:style-name="gr5" draw:text-style-name="P4" draw:layer="layout" draw:type="line" svg:x1="6.812cm" svg:y1="9.407cm" svg:x2="4.012cm" svg:y2="8.042cm" draw:start-shape="id8" draw:start-glue-point="4" draw:end-shape="id24" draw:end-glue-point="8" svg:d="M6812 9407l-2800-1365" svg:viewBox="0 0 2801 1366">
          <text:p/>
        </draw:connector>
        <draw:connector draw:style-name="gr5" draw:text-style-name="P4" draw:layer="layout" draw:type="line" svg:x1="6.812cm" svg:y1="9.407cm" svg:x2="4.712cm" svg:y2="8.042cm" draw:start-shape="id8" draw:start-glue-point="4" draw:end-shape="id25" draw:end-glue-point="8" svg:d="M6812 9407l-2100-1365" svg:viewBox="0 0 2101 1366">
          <text:p/>
        </draw:connector>
        <draw:connector draw:style-name="gr5" draw:text-style-name="P4" draw:layer="layout" draw:type="line" svg:x1="6.812cm" svg:y1="9.407cm" svg:x2="5.412cm" svg:y2="8.042cm" draw:start-shape="id8" draw:start-glue-point="4" draw:end-shape="id26" draw:end-glue-point="8" svg:d="M6812 9407l-1400-1365" svg:viewBox="0 0 1401 1366">
          <text:p/>
        </draw:connector>
        <draw:connector draw:style-name="gr5" draw:text-style-name="P4" draw:layer="layout" draw:type="line" svg:x1="6.812cm" svg:y1="9.407cm" svg:x2="6.112cm" svg:y2="8.042cm" draw:start-shape="id8" draw:start-glue-point="4" draw:end-shape="id22" draw:end-glue-point="8" svg:d="M6812 9407l-700-1365" svg:viewBox="0 0 701 1366">
          <text:p/>
        </draw:connector>
        <draw:connector draw:style-name="gr5" draw:text-style-name="P4" draw:layer="layout" draw:type="line" svg:x1="6.812cm" svg:y1="9.407cm" svg:x2="6.812cm" svg:y2="8.042cm" draw:start-shape="id8" draw:start-glue-point="4" draw:end-shape="id23" draw:end-glue-point="8" svg:d="M6812 9407v-1365" svg:viewBox="0 0 1 1366">
          <text:p/>
        </draw:connector>
        <draw:connector draw:style-name="gr5" draw:text-style-name="P4" draw:layer="layout" draw:type="line" svg:x1="6.812cm" svg:y1="9.407cm" svg:x2="7.512cm" svg:y2="8.042cm" draw:start-shape="id8" draw:start-glue-point="4" draw:end-shape="id27" draw:end-glue-point="8" svg:d="M6812 9407l700-1365" svg:viewBox="0 0 701 1366">
          <text:p/>
        </draw:connector>
        <draw:connector draw:style-name="gr5" draw:text-style-name="P4" draw:layer="layout" draw:type="line" svg:x1="6.812cm" svg:y1="9.407cm" svg:x2="8.212cm" svg:y2="8.042cm" draw:start-shape="id8" draw:start-glue-point="4" draw:end-shape="id28" draw:end-glue-point="8" svg:d="M6812 9407l1400-1365" svg:viewBox="0 0 1401 1366">
          <text:p/>
        </draw:connector>
        <draw:connector draw:style-name="gr5" draw:text-style-name="P4" draw:layer="layout" draw:type="line" svg:x1="6.812cm" svg:y1="9.407cm" svg:x2="8.912cm" svg:y2="8.042cm" draw:start-shape="id8" draw:start-glue-point="4" draw:end-shape="id29" draw:end-glue-point="8" svg:d="M6812 9407l2100-1365" svg:viewBox="0 0 2101 1366">
          <text:p/>
        </draw:connector>
        <draw:connector draw:style-name="gr5" draw:text-style-name="P4" draw:layer="layout" draw:type="line" svg:x1="7.512cm" svg:y1="9.407cm" svg:x2="3.312cm" svg:y2="8.042cm" draw:start-shape="id10" draw:start-glue-point="4" draw:end-shape="id21" draw:end-glue-point="8" svg:d="M7512 9407l-4200-1365" svg:viewBox="0 0 4201 1366">
          <text:p/>
        </draw:connector>
        <draw:connector draw:style-name="gr5" draw:text-style-name="P4" draw:layer="layout" draw:type="line" svg:x1="7.512cm" svg:y1="9.407cm" svg:x2="4.012cm" svg:y2="8.042cm" draw:start-shape="id10" draw:start-glue-point="4" draw:end-shape="id24" draw:end-glue-point="8" svg:d="M7512 9407l-3500-1365" svg:viewBox="0 0 3501 1366">
          <text:p/>
        </draw:connector>
        <draw:connector draw:style-name="gr5" draw:text-style-name="P4" draw:layer="layout" draw:type="line" svg:x1="7.512cm" svg:y1="9.407cm" svg:x2="4.712cm" svg:y2="8.042cm" draw:start-shape="id10" draw:start-glue-point="4" draw:end-shape="id25" draw:end-glue-point="8" svg:d="M7512 9407l-2800-1365" svg:viewBox="0 0 2801 1366">
          <text:p/>
        </draw:connector>
        <draw:connector draw:style-name="gr5" draw:text-style-name="P4" draw:layer="layout" draw:type="line" svg:x1="7.512cm" svg:y1="9.407cm" svg:x2="5.412cm" svg:y2="8.042cm" draw:start-shape="id10" draw:start-glue-point="4" draw:end-shape="id26" draw:end-glue-point="8" svg:d="M7512 9407l-2100-1365" svg:viewBox="0 0 2101 1366">
          <text:p/>
        </draw:connector>
        <draw:connector draw:style-name="gr5" draw:text-style-name="P4" draw:layer="layout" draw:type="line" svg:x1="7.512cm" svg:y1="9.407cm" svg:x2="6.112cm" svg:y2="8.042cm" draw:start-shape="id10" draw:start-glue-point="4" draw:end-shape="id22" draw:end-glue-point="8" svg:d="M7512 9407l-1400-1365" svg:viewBox="0 0 1401 1366">
          <text:p/>
        </draw:connector>
        <draw:connector draw:style-name="gr5" draw:text-style-name="P4" draw:layer="layout" draw:type="line" svg:x1="7.512cm" svg:y1="9.407cm" svg:x2="6.812cm" svg:y2="8.042cm" draw:start-shape="id10" draw:start-glue-point="4" draw:end-shape="id23" draw:end-glue-point="8" svg:d="M7512 9407l-700-1365" svg:viewBox="0 0 701 1366">
          <text:p/>
        </draw:connector>
        <draw:connector draw:style-name="gr5" draw:text-style-name="P4" draw:layer="layout" draw:type="line" svg:x1="7.512cm" svg:y1="9.407cm" svg:x2="7.512cm" svg:y2="8.042cm" draw:start-shape="id10" draw:start-glue-point="4" draw:end-shape="id27" draw:end-glue-point="8" svg:d="M7512 9407v-1365" svg:viewBox="0 0 1 1366">
          <text:p/>
        </draw:connector>
        <draw:connector draw:style-name="gr5" draw:text-style-name="P4" draw:layer="layout" draw:type="line" svg:x1="7.512cm" svg:y1="9.407cm" svg:x2="8.212cm" svg:y2="8.042cm" draw:start-shape="id10" draw:start-glue-point="4" draw:end-shape="id28" draw:end-glue-point="8" svg:d="M7512 9407l700-1365" svg:viewBox="0 0 701 1366">
          <text:p/>
        </draw:connector>
        <draw:connector draw:style-name="gr5" draw:text-style-name="P4" draw:layer="layout" draw:type="line" svg:x1="7.512cm" svg:y1="9.407cm" svg:x2="8.912cm" svg:y2="8.042cm" draw:start-shape="id10" draw:start-glue-point="4" draw:end-shape="id29" draw:end-glue-point="8" svg:d="M7512 9407l1400-1365" svg:viewBox="0 0 1401 1366">
          <text:p/>
        </draw:connector>
        <draw:connector draw:style-name="gr5" draw:text-style-name="P4" draw:layer="layout" draw:type="line" svg:x1="8.212cm" svg:y1="9.407cm" svg:x2="3.312cm" svg:y2="8.042cm" draw:start-shape="id12" draw:start-glue-point="4" draw:end-shape="id21" draw:end-glue-point="8" svg:d="M8212 9407l-4900-1365" svg:viewBox="0 0 4901 1366">
          <text:p/>
        </draw:connector>
        <draw:connector draw:style-name="gr5" draw:text-style-name="P4" draw:layer="layout" draw:type="line" svg:x1="8.212cm" svg:y1="9.407cm" svg:x2="4.012cm" svg:y2="8.042cm" draw:start-shape="id12" draw:start-glue-point="4" draw:end-shape="id24" draw:end-glue-point="8" svg:d="M8212 9407l-4200-1365" svg:viewBox="0 0 4201 1366">
          <text:p/>
        </draw:connector>
        <draw:connector draw:style-name="gr5" draw:text-style-name="P4" draw:layer="layout" draw:type="line" svg:x1="8.212cm" svg:y1="9.407cm" svg:x2="4.712cm" svg:y2="8.042cm" draw:start-shape="id12" draw:start-glue-point="4" draw:end-shape="id25" draw:end-glue-point="8" svg:d="M8212 9407l-3500-1365" svg:viewBox="0 0 3501 1366">
          <text:p/>
        </draw:connector>
        <draw:connector draw:style-name="gr5" draw:text-style-name="P4" draw:layer="layout" draw:type="line" svg:x1="8.212cm" svg:y1="9.407cm" svg:x2="5.412cm" svg:y2="8.042cm" draw:start-shape="id12" draw:start-glue-point="4" draw:end-shape="id26" draw:end-glue-point="8" svg:d="M8212 9407l-2800-1365" svg:viewBox="0 0 2801 1366">
          <text:p/>
        </draw:connector>
        <draw:connector draw:style-name="gr5" draw:text-style-name="P4" draw:layer="layout" draw:type="line" svg:x1="8.212cm" svg:y1="9.407cm" svg:x2="6.112cm" svg:y2="8.042cm" draw:start-shape="id12" draw:start-glue-point="4" draw:end-shape="id22" draw:end-glue-point="8" svg:d="M8212 9407l-2100-1365" svg:viewBox="0 0 2101 1366">
          <text:p/>
        </draw:connector>
        <draw:connector draw:style-name="gr5" draw:text-style-name="P4" draw:layer="layout" draw:type="line" svg:x1="8.212cm" svg:y1="9.407cm" svg:x2="6.812cm" svg:y2="8.042cm" draw:start-shape="id12" draw:start-glue-point="4" draw:end-shape="id23" draw:end-glue-point="8" svg:d="M8212 9407l-1400-1365" svg:viewBox="0 0 1401 1366">
          <text:p/>
        </draw:connector>
        <draw:connector draw:style-name="gr5" draw:text-style-name="P4" draw:layer="layout" draw:type="line" svg:x1="8.212cm" svg:y1="9.407cm" svg:x2="7.512cm" svg:y2="8.042cm" draw:start-shape="id12" draw:start-glue-point="4" draw:end-shape="id27" draw:end-glue-point="8" svg:d="M8212 9407l-700-1365" svg:viewBox="0 0 701 1366">
          <text:p/>
        </draw:connector>
        <draw:connector draw:style-name="gr5" draw:text-style-name="P4" draw:layer="layout" draw:type="line" svg:x1="8.212cm" svg:y1="9.407cm" svg:x2="8.212cm" svg:y2="8.042cm" draw:start-shape="id12" draw:start-glue-point="4" draw:end-shape="id28" draw:end-glue-point="8" svg:d="M8212 9407v-1365" svg:viewBox="0 0 1 1366">
          <text:p/>
        </draw:connector>
        <draw:connector draw:style-name="gr5" draw:text-style-name="P4" draw:layer="layout" draw:type="line" svg:x1="8.212cm" svg:y1="9.407cm" svg:x2="8.912cm" svg:y2="8.042cm" draw:start-shape="id12" draw:start-glue-point="4" draw:end-shape="id29" draw:end-glue-point="8" svg:d="M8212 9407l700-1365" svg:viewBox="0 0 701 13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11:08:59.985287504</meta:creation-date>
    <dc:date>2017-12-03T11:54:50.343350183</dc:date>
    <meta:editing-duration>PT45M48S</meta:editing-duration>
    <meta:editing-cycles>26</meta:editing-cycles>
    <meta:generator>LibreOffice/5.1.6.2$MacOSX_X86_64 LibreOffice_project/07ac168c60a517dba0f0d7bc7540f5afa45f0909</meta:generator>
    <meta:document-statistic meta:object-count="129"/>
  </office:meta>
</office:document-meta>
</file>